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000080" style:font-name="DejaVu Sans Mono" fo:font-weight="bold" officeooo:rsid="00147874" officeooo:paragraph-rsid="00147874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text-properties fo:color="#000000"/>
    </style:style>
    <style:style style:name="P4" style:family="paragraph" style:parent-style-name="Preformatted_20_Text">
      <style:text-properties fo:color="#000000" officeooo:paragraph-rsid="0018010c"/>
    </style:style>
    <style:style style:name="P5" style:family="paragraph" style:parent-style-name="Standard">
      <style:text-properties officeooo:rsid="00147874" officeooo:paragraph-rsid="00147874"/>
    </style:style>
    <style:style style:name="P6" style:family="paragraph" style:parent-style-name="Standard">
      <style:text-properties officeooo:rsid="00161e92" officeooo:paragraph-rsid="00161e92"/>
    </style:style>
    <style:style style:name="P7" style:family="paragraph" style:parent-style-name="Standard">
      <style:text-properties officeooo:rsid="00161e92" officeooo:paragraph-rsid="00169164"/>
    </style:style>
    <style:style style:name="P8" style:family="paragraph" style:parent-style-name="Standard">
      <style:text-properties officeooo:rsid="00169164" officeooo:paragraph-rsid="00169164"/>
    </style:style>
    <style:style style:name="P9" style:family="paragraph" style:parent-style-name="Standard">
      <style:text-properties officeooo:rsid="001b7c2c" officeooo:paragraph-rsid="001b7c2c"/>
    </style:style>
    <style:style style:name="T1" style:family="text">
      <style:text-properties officeooo:rsid="00169164"/>
    </style:style>
    <style:style style:name="T2" style:family="text">
      <style:text-properties style:font-name="DejaVu Sans Mono"/>
    </style:style>
    <style:style style:name="T3" style:family="text">
      <style:text-properties style:font-name="DejaVu Sans Mono" officeooo:rsid="00161e92"/>
    </style:style>
    <style:style style:name="T4" style:family="text">
      <style:text-properties fo:color="#000080"/>
    </style:style>
    <style:style style:name="T5" style:family="text">
      <style:text-properties fo:color="#000080" style:font-name="DejaVu Sans Mono" fo:font-weight="bold"/>
    </style:style>
    <style:style style:name="T6" style:family="text">
      <style:text-properties fo:color="#000000" style:font-name="DejaVu Sans Mono"/>
    </style:style>
    <style:style style:name="T7" style:family="text">
      <style:text-properties officeooo:rsid="0019a6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ový widget</text:p>
      <text:p text:style-name="P5"/>
      <text:p text:style-name="P7"><text:span text:style-name="T1">1. Vytvoření služby:</text:span></text:p>
      <text:p text:style-name="P7"/>
      <text:p text:style-name="P7">CmsBundle/Service/Widget/NewWidget.php</text:p>
      <text:p text:style-name="P6"/>
      <text:p text:style-name="P8">2. Přidání do CmsBundle/Resources/config/services.yml</text:p>
      <text:p text:style-name="P5"/>
      <text:p text:style-name="P1">cms.widget.<text:span text:style-name="T7">new_widget</text:span>:</text:p>
      <text:p text:style-name="P4"><text:span text:style-name="T4"><text:s text:c="9"/></text:span><text:span text:style-name="T5">class: <text:s text:c="7"/></text:span><text:span text:style-name="T2">CmsBundle\Service\Widget\ </text:span><text:span text:style-name="T3">NewWidget</text:span></text:p>
      <text:p text:style-name="P3"><text:s text:c="9"/><text:span text:style-name="T5">autowire: <text:s text:c="4"/></text:span><text:span text:style-name="T2">true</text:span></text:p>
      <text:p text:style-name="P3"><text:s text:c="9"/><text:span text:style-name="T5">tags:</text:span></text:p>
      <text:p text:style-name="P2"><text:span text:style-name="T4"><text:s text:c="13"/></text:span><text:span text:style-name="T6">- <text:s/>{ </text:span><text:span text:style-name="T5">name: </text:span><text:span text:style-name="T6">cms.widget }</text:span></text:p>
      <text:p text:style-name="P9">3. Vytvoření šablony</text:p>
      <text:p text:style-name="P9"/>
      <text:p text:style-name="P9">CmsBundle/Resources/views/Templates/default/Widget/new_widget.html.twig</text:p>
      <text:p text:style-name="P9"/>
      <text:p text:style-name="P9"/>
      <text:p text:style-name="P5"/>
      <text:p text:style-name="P5">Šablony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6:07:48.284948645</meta:creation-date>
    <meta:generator>LibreOffice/5.1.6.2$Linux_X86_64 LibreOffice_project/10m0$Build-2</meta:generator>
    <dc:date>2018-02-17T09:10:50.160195725</dc:date>
    <meta:editing-duration>PT16H52M48S</meta:editing-duration>
    <meta:editing-cycles>7</meta:editing-cycles>
    <meta:document-statistic meta:table-count="0" meta:image-count="0" meta:object-count="0" meta:page-count="1" meta:paragraph-count="12" meta:word-count="27" meta:character-count="377" meta:non-whitespace-character-count="310"/>
  </office:meta>
</office:document-meta>
</file>